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Frame_20_contents">
      <style:paragraph-properties fo:margin-top="0cm" fo:margin-bottom="0cm" fo:line-height="0.4cm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style:language-complex="ar" style:country-complex="SA"/>
    </style:style>
    <style:style style:name="T6" style:family="text">
      <style:text-properties fo:language="en" fo:country="US" style:font-weight-complex="bold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9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0" style:family="text">
      <style:text-properties style:font-name="Times New Roman1" fo:font-size="10pt" fo:language="en" fo:country="US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3.24cm" svg:y="17.995cm" svg:width="2.374cm" style:rel-width="12%" draw:z-index="0">
        <draw:text-box fo:min-height="0.4cm">
          <text:p text:style-name="P5"><text:span text:style-name="T10">Input circuit</text:span> </text:p>
        </draw:text-box>
      </draw:frame>
      <draw:frame draw:style-name="fr1" draw:name="Врезка2" text:anchor-type="page" text:anchor-page-number="1" svg:x="3.253cm" svg:y="21.461cm" svg:width="2.626cm" style:rel-width="13%" draw:z-index="1">
        <draw:text-box fo:min-height="0.346cm">
          <text:p text:style-name="P5"><text:span text:style-name="T10">Input circuit <text:s/>2</text:span> </text:p>
        </draw:text-box>
      </draw:frame>
      <draw:frame draw:style-name="fr1" draw:name="Врезка3" text:anchor-type="page" text:anchor-page-number="1" svg:x="5.082cm" svg:y="24.636cm" svg:width="2.849cm" style:rel-width="14%" draw:z-index="2">
        <draw:text-box fo:min-height="0.346cm">
          <text:p text:style-name="P5"><text:span text:style-name="T10">Control </text:span><text:s/>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2" draw:name="Графический объект1" text:anchor-type="as-char" svg:width="1.03cm" svg:height="0.9cm" draw:z-index="3"><draw:image xlink:href="../../odt_eng/images/311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Variable electric capacitance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2"><draw:frame draw:style-name="fr3" draw:name="Графический объект2" text:anchor-type="as-char" svg:width="1.559cm" svg:height="2.011cm" draw:z-index="0"><draw:image xlink:href="../../odt_eng/images/311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8">in </text:span></text:span><text:span text:style-name="Основной_20_шрифт_20_абзаца"><text:span text:style-name="T9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3">The unit represents a non-linear resistance model described by the following differential equation:</text:p>
            <text:p text:style-name="Text_20_body"><text:span text:style-name="Основной_20_шрифт_20_абзаца"><text:span text:style-name="T1"><draw:frame draw:style-name="fr4" draw:name="Объект1" text:anchor-type="as-char" svg:width="3.614cm" svg:height="1.18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P3">where</text:p>
            <text:p text:style-name="Text_20_body"><text:span text:style-name="Основной_20_шрифт_20_абзаца"><text:span text:style-name="T1"><draw:frame draw:style-name="fr4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difference of potentials, V;</text:span></text:span></text:p>
            <text:p text:style-name="Text_20_body"><text:span text:style-name="Основной_20_шрифт_20_абзаца"><text:span text:style-name="T1"><draw:frame draw:style-name="fr4" draw:name="Объект3" text:anchor-type="as-char" svg:width="1.15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capacitance, F, </text:span></text:span><text:span text:style-name="Основной_20_шрифт_20_абзаца"><text:span text:style-name="T3">time-variant </text:span></text:span><text:span text:style-name="Основной_20_шрифт_20_абзаца"><text:span text:style-name="T1">(capacitance value is supplied to the unit control input);</text:span></text:span></text:p>
            <text:p text:style-name="Text_20_body"><text:span text:style-name="Основной_20_шрифт_20_абзаца"><text:span text:style-name="T1"><draw:frame draw:style-name="fr4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current, A.</text:span></text:span></text:p>
            <text:p text:style-name="Text_20_body"><text:span text:style-name="Основной_20_шрифт_20_абзаца"><text:span text:style-name="T1">The unit is similar to unit </text:span></text:span><text:span text:style-name="Основной_20_шрифт_20_абзаца"><text:span text:style-name="T4">Ideal Electric Capacitance</text:span></text:span><text:span text:style-name="Основной_20_шрифт_20_абзаца"><text:span text:style-name="T1">.</text:span></text:span></text:p>
            <text:p text:style-name="P4"><text:span text:style-name="Основной_20_шрифт_20_абзаца"><text:span text:style-name="T5"><draw:frame draw:style-name="fr3" draw:name="Графический объект3" text:anchor-type="as-char" svg:width="15.93cm" svg:height="11.381cm" draw:z-index="0"><draw:image xlink:href="../../odt_eng/images/3111_ris_1.png" xlink:type="simple" xlink:show="embed" xlink:actuate="onLoad"/></draw:frame></text:span></text:span></text:p>
            <text:p text:style-name="P4"><text:span text:style-name="Основной_20_шрифт_20_абзаца"><text:span text:style-name="T7">Figure </text:span></text:span><text:span text:style-name="Основной_20_шрифт_20_абзаца"><text:span text:style-name="T1"><text:s/>1 – Internal structure of unit “Variable electric capacitance”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 </text:span></text:span><text:span text:style-name="Основной_20_шрифт_20_абзаца"><text:span text:style-name="T6">no properties are required for operation of the unit.</text:span></text:span><text:span text:style-name="Основной_20_шрифт_20_абзаца"><text:span text:style-name="T6"><text:line-break/></text:span></text:span>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Ёмкость электрическая переменная</dc:title>
    <meta:creation-date>2012-04-26T05:24:00Z</meta:creation-date>
    <dc:date>2012-05-05T09:02:08.14</dc:date>
    <meta:editing-cycles>7</meta:editing-cycles>
    <meta:editing-duration>PT3H53M24S</meta:editing-duration>
    <meta:document-statistic meta:table-count="1" meta:image-count="3" meta:object-count="4" meta:page-count="2" meta:paragraph-count="19" meta:word-count="87" meta:character-count="56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11.odt/Normal.dotm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u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i(t) = C(t) cdot {{du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  <mrow>
        <mo stretchy="false">(</mo>
        <mrow>
          <mi>t</mi>
        </mrow>
        <mo stretchy="false">)</mo>
      </mrow>
    </mrow>
    <annotation encoding="StarMath 5.0">C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